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eage 1000</text:p>
      <text:p text:style-name="Standard"/>
      <text:p text:style-name="P1">Changes</text:p>
      <text:p text:style-name="Standard"/>
      <text:list xml:id="list5268605854540419041" text:style-name="L1">
        <text:list-item>
          <text:p text:style-name="P3">Isolated from E-jet-family project<text:line-break/></text:p>
        </text:list-item>
        <text:list-item>
          <text:p text:style-name="P3">Key 5 sets ailerons, rudder, aileron-trim and rudder-trim to neutral but not pitch and pitch-trim, nor elevators.<text:line-break/></text:p>
        </text:list-item>
        <text:list-item>
          <text:p text:style-name="P3">Ctrl-Z switches now the AP<text:line-break/></text:p>
        </text:list-item>
        <text:list-item>
          <text:p text:style-name="P3">Resampled all audio files as mono-wav<text:line-break/></text:p>
        </text:list-item>
        <text:list-item>
          <text:p text:style-name="P3">added belly tank<text:line-break/></text:p>
        </text:list-item>
        <text:list-item>
          <text:p text:style-name="P3">Ctrl-Y for Yaw Damper works now<text:line-break/></text:p>
        </text:list-item>
        <text:list-item>
          <text:p text:style-name="P3">VS-Display in PFD works now for negative V/S<text:line-break/></text:p>
        </text:list-item>
        <text:list-item>
          <text:p text:style-name="P3">Wing area increased to 996 ft² (from about 900), based on Embraer data<text:line-break/></text:p>
        </text:list-item>
        <text:list-item>
          <text:p text:style-name="P3">Wing span for simulation increased to 94 ft, based on Embraer data (sim only, not in 3D, collision points remain at old values for now).<text:line-break/></text:p>
        </text:list-item>
        <text:list-item>
          <text:p text:style-name="P3">Fuel feed expanded to all tanks (also stab and new tank)<text:line-break/></text:p>
        </text:list-item>
        <text:list-item>
          <text:p text:style-name="P3">Repaired HDG<text:line-break/></text:p>
        </text:list-item>
        <text:list-item>
          <text:p text:style-name="P3">Engines changed to GE_CF34-10E7-B (better fuel efficiency)<text:line-break/></text:p>
        </text:list-item>
        <text:list-item>
          <text:p text:style-name="P3">Wood paneling on the cockpit dashboard<text:line-break/></text:p>
        </text:list-item>
        <text:list-item>
          <text:p text:style-name="P3">Cream white leather seats in the cockpit<text:line-break/></text:p>
        </text:list-item>
        <text:list-item>
          <text:p text:style-name="P3">Beige Berber wool carpet in the cockpit<text:line-break/></text:p>
        </text:list-item>
        <text:list-item>
          <text:p text:style-name="P3">Mapped VNAV and FLCH, and connected<text:line-break/></text:p>
        </text:list-item>
        <text:list-item>
          <text:p text:style-name="P3">Autopilot vertical modes refurbished (no crash through anymore when descending on ALT setting)<text:line-break/></text:p>
        </text:list-item>
        <text:list-item>
          <text:p text:style-name="P3">6-mode autopilot model (experimental)<text:line-break/></text:p>
        </text:list-item>
        <text:list-item>
          <text:p text:style-name="P3">CDU expanded by hPa-In-converter in EFIS CP<text:line-break/></text:p>
        </text:list-item>
        <text:list-item>
          <text:p text:style-name="P3">CDU expanded by multipage routes<text:line-break/></text:p>
        </text:list-item>
        <text:list-item>
          <text:p text:style-name="P3">Auto-Take-Off for comfy angles between 5 and 8<text:line-break/></text:p>
        </text:list-item>
        <text:list-item>
          <text:p text:style-name="P3"><text:soft-page-break/>Vertical Speed knob turned around (turns now the same way as the mouse-wheel)</text:p>
        </text:list-item>
      </text:list>
      <text:p text:style-name="Standard"/>
      <text:p text:style-name="Standard"><text:span text:style-name="T1">Buglist</text:span><text:line-break/></text:p>
      <text:list xml:id="list8922981234834074630" text:style-name="L2">
        <text:list-item>
          <text:p text:style-name="P4">NAV1 for VOR works, NAV2 doesn't.<text:line-break/></text:p>
        </text:list-item>
        <text:list-item>
          <text:p text:style-name="P4">When flying under time compression, AP loses courses/legs (inherited from original)<text:line-break/></text:p>
        </text:list-item>
        <text:list-item>
          <text:p text:style-name="P4">AP uses ROLL to compensate for wind (inherited from original)<text:line-break/></text:p>
        </text:list-item>
        <text:list-item>
          <text:p text:style-name="P4">AP tends to swing wildly around course in APP/VOR (inherited from original) (not observed anymore)<text:line-break/></text:p>
        </text:list-item>
        <text:list-item>
          <text:p text:style-name="P4">Fuel system feeds equally from all tanks, no automated balance. Fuel system is only half operable on Overhead (inherited from original, worse with new tank)<text:line-break/></text:p>
        </text:list-item>
        <text:list-item>
          <text:p text:style-name="P4">Inboard FD only partially implemented (inherited from original)<text:line-break/></text:p>
        </text:list-item>
        <text:list-item>
          <text:p text:style-name="P4">No keys to set rudder-trim and aileron-trim manually, only 5=neutralizer (inherited from original)<text:line-break/></text:p>
        </text:list-item>
        <text:list-item>
          <text:p text:style-name="P4">Weights not adapted yet for Lineage 1000<text:line-break/></text:p>
        </text:list-item>
        <text:list-item>
          <text:p text:style-name="P4">PFD doesn't show mach to kias for altitude (inherited from original)<text:line-break/></text:p>
        </text:list-item>
        <text:list-item>
          <text:p text:style-name="P4">switch button ias-mach on panel doesn't work (inherited from original)<text:line-break/></text:p>
        </text:list-item>
        <text:list-item>
          <text:p text:style-name="P4">Lateral on route, the AP swings at leg-changes first to the opposite direction before he returns to the direction, he should go.<text:line-break/></text:p>
        </text:list-item>
        <text:list-item>
          <text:p text:style-name="P4">Error message at start: Canvas::can't open font file<text:line-break/></text:p>
        </text:list-item>
        <text:list-item>
          <text:p text:style-name="P4">For unknown reasons, there are properties in the tree for two more engines, which are invisible and not running. That can't be good! (inherited from original)<text:line-break/></text:p>
        </text:list-item>
        <text:list-item>
          <text:p text:style-name="P4">If the pilot intervenes, the AP wins … that can't be good either! (inherited from original)<text:line-break/></text:p>
        </text:list-item>
        <text:list-item>
          <text:p text:style-name="P4">Built-in HUD is unreadable<text:line-break/></text:p>
        </text:list-item>
        <text:list-item>
          <text:p text:style-name="P4">Markers from the inboard FD are all over the plane<text:line-break/></text:p>
        </text:list-item>
        <text:list-item>
          <text:p text:style-name="P4">Fly-by sound missing<text:line-break/></text:p>
        </text:list-item>
        <text:list-item>
          <text:p text:style-name="P4">Light for night-flights?<text:line-break/></text:p>
        </text:list-item>
      </text:list>
      <text:p text:style-name="P1">To do<text:span text:style-name="T2"><text:line-break/></text:span></text:p>
      <text:list xml:id="list5168616505120111082" text:style-name="L3">
        <text:list-item>
          <text:p text:style-name="P5">Autothrottle at low speed and turbulence loses speed?<text:line-break/></text:p>
        </text:list-item>
        <text:list-item>
          <text:p text:style-name="P5"><text:soft-page-break/>Not enough friction<text:line-break/></text:p>
        </text:list-item>
        <text:list-item>
          <text:p text:style-name="P5">PFD: Up/Dn meter doesn't work<text:line-break/></text:p>
        </text:list-item>
        <text:list-item>
          <text:p text:style-name="P5">More navigation instruments, look at 747-8i<text:line-break/></text:p>
        </text:list-item>
        <text:list-item>
          <text:p text:style-name="P5">more boarding music?<text:line-break/></text:p>
        </text:list-item>
        <text:list-item>
          <text:p text:style-name="P5">Cabin model (currently empty)<text:line-break/></text:p>
        </text:list-item>
        <text:list-item>
          <text:p text:style-name="P5">Wing stretch (3D)<text:line-break/></text:p>
        </text:list-item>
        <text:list-item>
          <text:p text:style-name="P5">Liveries</text:p>
          <text:list>
            <text:list-item>
              <text:p text:style-name="P5">Bare White (check)</text:p>
            </text:list-item>
            <text:list-item>
              <text:p text:style-name="P5">Porcupine Project (check)</text:p>
            </text:list-item>
            <text:list-item>
              <text:p text:style-name="P5">Embraer 190 base (check)</text:p>
            </text:list-item>
            <text:list-item>
              <text:p text:style-name="P5">Embraer Demonstrator1 (ask Phil)</text:p>
            </text:list-item>
            <text:list-item>
              <text:p text:style-name="P5">Embraer Demonstrator2 (ask Phil)<text:line-break/></text:p>
            </text:list-item>
          </text:list>
        </text:list-item>
        <text:list-item>
          <text:p text:style-name="P5">Flight manual in cockpit?<text:line-break/></text:p>
        </text:list-item>
        <text:list-item>
          <text:p text:style-name="P5">Expansion of inboard FD<text:line-break/></text:p>
        </text:list-item>
        <text:list-item>
          <text:p text:style-name="P5">Fuel pump system<text:line-break/></text:p>
        </text:list-item>
        <text:list-item>
          <text:p text:style-name="P5">Data sheets<text:line-break/></text:p>
        </text:list-item>
        <text:list-item>
          <text:p text:style-name="P5">Further CDU Expansion<text:line-break/></text:p>
        </text:list-item>
      </text:list>
      <text:p text:style-name="P2"/>
      <text:p text:style-name="P1">Last test status</text:p>
      <text:p text:style-name="P1"/>
      <text:list xml:id="list1624134282460667273" text:style-name="L4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Brendt</meta:initial-creator>
    <meta:creation-date>2014-07-03T15:24:59</meta:creation-date>
    <dc:date>2014-08-13T19:36:11</dc:date>
    <meta:editing-duration>PT9H19M9S</meta:editing-duration>
    <meta:editing-cycles>45</meta:editing-cycles>
    <meta:generator>OpenOffice/4.1.0$Unix OpenOffice.org_project/410m18$Build-9764</meta:generator>
    <dc:creator>Peter Brendt</dc:creator>
    <meta:document-statistic meta:table-count="0" meta:image-count="0" meta:object-count="0" meta:page-count="3" meta:paragraph-count="63" meta:word-count="526" meta:character-count="3121"/>
  </office:meta>
</office:document-meta>
</file>